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to come back to questions 1 &amp; 2 / Do at Home.</text:p>
      <text:p text:style-name="P1"/>
      <text:list xml:id="list34202878" text:style-name="L1">
        <text:list-item>
          <text:p text:style-name="P2">a. <text:span text:style-name="T1">Direct. Each director can direct multiple movies however each movie can have only one director. This is a many-one relationship.<text:line-break/></text:span>b. <text:span text:style-name="T1">Borrow. This relationship has many-many relations with Movie, due-date, borrow_date &amp; Memb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enn Chamberlain</meta:initial-creator>
    <meta:creation-date>2011-12-22T14:02:09.93</meta:creation-date>
    <dc:date>2011-12-22T14:08:34.43</dc:date>
    <dc:creator>Glenn Chamberlain</dc:creator>
    <meta:editing-duration>PT00H06M45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2" meta:word-count="48" meta:character-count="280"/>
  </office:meta>
</office:document-meta>
</file>